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85/2*10^(-5)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l</text:p>
          </table:table-cell>
          <table:table-cell office:value-type="float" office:value="0.231" calcext:value-type="float">
            <text:p>0,2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([.B5]-[.C5])*10^3*9.81*10^(-2)" office:value-type="float" office:value="392.4" calcext:value-type="float">
            <text:p>392,4</text:p>
          </table:table-cell>
          <table:table-cell office:value-type="float" office:value="52" calcext:value-type="float">
            <text:p>52</text:p>
          </table:table-cell>
          <table:table-cell table:formula="of:=([.B5]-[.C5])*4*10^(-6)" office:value-type="float" office:value="0.000016" calcext:value-type="float">
            <text:p>0,000016</text:p>
          </table:table-cell>
          <table:table-cell/>
          <table:table-cell table:formula="of:=[.D5]*[.E5]*(85/2*10^(-5))^4*3.141/(0.231*8*[.F5])*10^4" office:value-type="float" office:value="0.707186643105089" calcext:value-type="float">
            <text:p>0,70718664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B6]-[.C6])*10^3*9.81*10^(-2)" office:value-type="float" office:value="490.5" calcext:value-type="float">
            <text:p>490,5</text:p>
          </table:table-cell>
          <table:table-cell office:value-type="float" office:value="75" calcext:value-type="float">
            <text:p>75</text:p>
          </table:table-cell>
          <table:table-cell table:formula="of:=([.B6]-[.C6])*4*10^(-6)" office:value-type="float" office:value="0.00002" calcext:value-type="float">
            <text:p>0,00002</text:p>
          </table:table-cell>
          <table:table-cell/>
          <table:table-cell table:formula="of:=[.D6]*[.E6]*(85/2*10^(-5))^4*3.141/(0.231*8*[.F6])*10^4" office:value-type="float" office:value="1.01998073524772" calcext:value-type="float">
            <text:p>1,01998073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B7]-[.C7])*10^3*9.81*10^(-2)" office:value-type="float" office:value="490.5" calcext:value-type="float">
            <text:p>490,5</text:p>
          </table:table-cell>
          <table:table-cell office:value-type="float" office:value="83" calcext:value-type="float">
            <text:p>83</text:p>
          </table:table-cell>
          <table:table-cell table:formula="of:=([.B7]-[.C7])*4*10^(-6)" office:value-type="float" office:value="0.00002" calcext:value-type="float">
            <text:p>0,00002</text:p>
          </table:table-cell>
          <table:table-cell/>
          <table:table-cell table:formula="of:=[.D7]*[.E7]*(85/2*10^(-5))^4*3.141/(0.231*8*[.F7])*10^4" office:value-type="float" office:value="1.12877868034081" calcext:value-type="float">
            <text:p>1,128778680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B8]-[.C8])*10^3*9.81*10^(-2)" office:value-type="float" office:value="490.5" calcext:value-type="float">
            <text:p>490,5</text:p>
          </table:table-cell>
          <table:table-cell office:value-type="float" office:value="99" calcext:value-type="float">
            <text:p>99</text:p>
          </table:table-cell>
          <table:table-cell table:formula="of:=([.B8]-[.C8])*4*10^(-6)" office:value-type="float" office:value="0.00002" calcext:value-type="float">
            <text:p>0,00002</text:p>
          </table:table-cell>
          <table:table-cell/>
          <table:table-cell table:formula="of:=[.D8]*[.E8]*(85/2*10^(-5))^4*3.141/(0.231*8*[.F8])*10^4" office:value-type="float" office:value="1.346374570527" calcext:value-type="float">
            <text:p>1,346374570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B9]-[.C9])*10^3*9.81*10^(-2)" office:value-type="float" office:value="490.5" calcext:value-type="float">
            <text:p>490,5</text:p>
          </table:table-cell>
          <table:table-cell office:value-type="float" office:value="112" calcext:value-type="float">
            <text:p>112</text:p>
          </table:table-cell>
          <table:table-cell table:formula="of:=([.B9]-[.C9])*4*10^(-6)" office:value-type="float" office:value="0.00002" calcext:value-type="float">
            <text:p>0,00002</text:p>
          </table:table-cell>
          <table:table-cell/>
          <table:table-cell table:formula="of:=[.D9]*[.E9]*(85/2*10^(-5))^4*3.141/(0.231*8*[.F9])*10^4" office:value-type="float" office:value="1.52317123130327" calcext:value-type="float">
            <text:p>1,523171231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[.B10]-[.C10])*10^3*9.81*10^(-2)" office:value-type="float" office:value="981" calcext:value-type="float">
            <text:p>981</text:p>
          </table:table-cell>
          <table:table-cell office:value-type="float" office:value="142" calcext:value-type="float">
            <text:p>142</text:p>
          </table:table-cell>
          <table:table-cell table:formula="of:=([.B10]-[.C10])*4*10^(-6)" office:value-type="float" office:value="0.00004" calcext:value-type="float">
            <text:p>0,00004</text:p>
          </table:table-cell>
          <table:table-cell/>
          <table:table-cell table:formula="of:=[.D10]*[.E10]*(85/2*10^(-5))^4*3.141/(0.231*8*[.F10])*10^4" office:value-type="float" office:value="1.93116352540236" calcext:value-type="float">
            <text:p>1,93116352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([.B11]-[.C11])*10^3*9.81*10^(-2)" office:value-type="float" office:value="981" calcext:value-type="float">
            <text:p>981</text:p>
          </table:table-cell>
          <table:table-cell office:value-type="float" office:value="182" calcext:value-type="float">
            <text:p>182</text:p>
          </table:table-cell>
          <table:table-cell table:formula="of:=([.B11]-[.C11])*4*10^(-6)" office:value-type="float" office:value="0.00004" calcext:value-type="float">
            <text:p>0,00004</text:p>
          </table:table-cell>
          <table:table-cell/>
          <table:table-cell table:formula="of:=[.D11]*[.E11]*(85/2*10^(-5))^4*3.141/(0.231*8*[.F11])*10^4" office:value-type="float" office:value="2.47515325086781" calcext:value-type="float">
            <text:p>2,475153250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.5" calcext:value-type="float">
            <text:p>46,5</text:p>
          </table:table-cell>
          <table:table-cell table:formula="of:=([.B12]-[.C12])*10^3*9.81*10^(-2)" office:value-type="float" office:value="343.35" calcext:value-type="float">
            <text:p>343,35</text:p>
          </table:table-cell>
          <table:table-cell office:value-type="float" office:value="45" calcext:value-type="float">
            <text:p>45</text:p>
          </table:table-cell>
          <table:table-cell table:formula="of:=([.B12]-[.C12])*4*10^(-6)" office:value-type="float" office:value="0.000014" calcext:value-type="float">
            <text:p>0,000014</text:p>
          </table:table-cell>
          <table:table-cell/>
          <table:table-cell table:formula="of:=[.D12]*[.E12]*(85/2*10^(-5))^4*3.141/(0.231*8*[.F12])*10^4" office:value-type="float" office:value="0.611988441148634" calcext:value-type="float">
            <text:p>0,611988441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2.5" calcext:value-type="float">
            <text:p>42,5</text:p>
          </table:table-cell>
          <table:table-cell table:formula="of:=([.B13]-[.C13])*10^3*9.81*10^(-2)" office:value-type="float" office:value="343.35" calcext:value-type="float">
            <text:p>343,35</text:p>
          </table:table-cell>
          <table:table-cell office:value-type="float" office:value="49" calcext:value-type="float">
            <text:p>49</text:p>
          </table:table-cell>
          <table:table-cell table:formula="of:=([.B13]-[.C13])*4*10^(-6)" office:value-type="float" office:value="0.000014" calcext:value-type="float">
            <text:p>0,000014</text:p>
          </table:table-cell>
          <table:table-cell/>
          <table:table-cell table:formula="of:=[.D13]*[.E13]*(85/2*10^(-5))^4*3.141/(0.231*8*[.F13])*10^4" office:value-type="float" office:value="0.666387413695179" calcext:value-type="float">
            <text:p>0,66638741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8.5" calcext:value-type="float">
            <text:p>38,5</text:p>
          </table:table-cell>
          <table:table-cell table:formula="of:=([.B14]-[.C14])*10^3*9.81*10^(-2)" office:value-type="float" office:value="343.35" calcext:value-type="float">
            <text:p>343,35</text:p>
          </table:table-cell>
          <table:table-cell office:value-type="float" office:value="54" calcext:value-type="float">
            <text:p>54</text:p>
          </table:table-cell>
          <table:table-cell table:formula="of:=([.B14]-[.C14])*4*10^(-6)" office:value-type="float" office:value="0.000014" calcext:value-type="float">
            <text:p>0,000014</text:p>
          </table:table-cell>
          <table:table-cell/>
          <table:table-cell table:formula="of:=[.D14]*[.E14]*(85/2*10^(-5))^4*3.141/(0.231*8*[.F14])*10^4" office:value-type="float" office:value="0.734386129378361" calcext:value-type="float">
            <text:p>0,7343861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6:28:25.774636116</meta:creation-date>
    <dc:date>2014-04-29T16:42:49.846191509</dc:date>
    <meta:editing-duration>P0D</meta:editing-duration>
    <meta:editing-cycles>1</meta:editing-cycles>
    <meta:document-statistic meta:table-count="1" meta:cell-count="69" meta:object-count="0"/>
    <meta:generator>LibreOffice/4.1.3.2$Linux_X86_64 LibreOffice_project/410m0$Build-2</meta:generator>
  </office:meta>
</office:document-meta>
</file>